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row>
          <mi>P</mi>
          <mrow>
            <mo stretchy="false">(</mo>
            <mrow>
              <mi>T</mi>
            </mrow>
            <mo stretchy="false">)</mo>
          </mrow>
        </mrow>
        <mo stretchy="false">̄</mo>
      </mover>
      <mrow>
        <mi/>
        <mo stretchy="false">=</mo>
        <mi/>
      </mrow>
      <mfrac>
        <mn>1</mn>
        <mn>2</mn>
      </mfrac>
      <msub>
        <mi>U</mi>
        <mn>0</mn>
      </msub>
      <msub>
        <mi>I</mi>
        <mn>0</mn>
      </msub>
      <mrow>
        <mi/>
        <mo stretchy="false">=</mo>
        <mi/>
      </mrow>
      <msub>
        <mi>U</mi>
        <mtext>eff</mtext>
      </msub>
      <msub>
        <mi>I</mi>
        <mtext>eff</mtext>
      </msub>
    </mrow>
    <annotation encoding="StarMath 5.0">bar {P(T)} `=` 1 over 2 U_0 I_0 `=` U_"eff" I_"eff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8:02:19.933000000</meta:creation-date>
    <meta:generator>LibreOffice/4.1.4.2$Windows_x86 LibreOffice_project/0a0440ccc0227ad9829de5f46be37cfb6edcf72</meta:generator>
  </office:meta>
</office:document-meta>
</file>